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>
            <text:p>ZenithImagerDft test (256 x 256)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/>
          <table:table-cell table:number-columns-repeated="5"/>
        </table:table-row>
        <table:table-row table:style-name="ro1">
          <table:table-cell table:style-name="ce2" office:value-type="string">
            <text:p>Option</text:p>
          </table:table-cell>
          <table:table-cell table:style-name="ce2" office:value-type="string">
            <text:p>Time (s)</text:p>
          </table:table-cell>
          <table:table-cell/>
          <table:table-cell table:style-name="ce4" office:value-type="string">
            <text:p>Not using openMP other than in MLK (-DOPENMP=false)</text:p>
          </table:table-cell>
          <table:table-cell table:style-name="ce4" table:number-columns-repeated="3"/>
        </table:table-row>
        <table:table-row table:style-name="ro1">
          <table:table-cell office:value-type="string">
            <text:p>intel + mkl</text:p>
          </table:table-cell>
          <table:table-cell office:value-type="float" office:value="0.54">
            <text:p>0.54</text:p>
          </table:table-cell>
          <table:table-cell table:number-columns-repeated="5"/>
        </table:table-row>
        <table:table-row table:style-name="ro1">
          <table:table-cell office:value-type="string">
            <text:p>Intel + atlas</text:p>
          </table:table-cell>
          <table:table-cell office:value-type="float" office:value="3.44">
            <text:p>3.44</text:p>
          </table:table-cell>
          <table:table-cell table:number-columns-repeated="5"/>
        </table:table-row>
        <table:table-row table:style-name="ro1">
          <table:table-cell office:value-type="string">
            <text:p>Intel + fallback</text:p>
          </table:table-cell>
          <table:table-cell office:value-type="float" office:value="2.65">
            <text:p>2.65</text:p>
          </table:table-cell>
          <table:table-cell table:number-columns-repeated="5"/>
        </table:table-row>
        <table:table-row table:style-name="ro1">
          <table:table-cell office:value-type="string">
            <text:p>gnu + mkl</text:p>
          </table:table-cell>
          <table:table-cell office:value-type="float" office:value="0.6">
            <text:p>0.6</text:p>
          </table:table-cell>
          <table:table-cell table:number-columns-repeated="5"/>
        </table:table-row>
        <table:table-row table:style-name="ro1">
          <table:table-cell office:value-type="string">
            <text:p>gnu +atlas</text:p>
          </table:table-cell>
          <table:table-cell office:value-type="float" office:value="3.4">
            <text:p>3.4</text:p>
          </table:table-cell>
          <table:table-cell table:number-columns-repeated="5"/>
        </table:table-row>
        <table:table-row table:style-name="ro1">
          <table:table-cell office:value-type="string">
            <text:p>gnu + fallback</text:p>
          </table:table-cell>
          <table:table-cell office:value-type="float" office:value="4.13">
            <text:p>4.13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>
            <draw:frame table:end-cell-address="Sheet1.K37" table:end-x="1.492cm" table:end-y="0.292cm" draw:z-index="0" draw:style-name="gr1" svg:width="23.766cm" svg:height="11.802cm" svg:x="0.716cm" svg:y="0.187cm">
              <draw:object draw:notify-on-update-of-ranges="Sheet1.A3:Sheet1.A3 Sheet1.A4:Sheet1.A9 Sheet1.B3:Sheet1.B3 Sheet1.B4:Sheet1.B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3">23/02/2010</text:date>, <text:time>18:3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jamin Mort</meta:initial-creator>
    <meta:creation-date>2010-02-23T18:26:34</meta:creation-date>
    <dc:date>2010-02-23T18:39:34</dc:date>
    <dc:creator>Benjamin Mort</dc:creator>
    <meta:editing-duration>PT00H13M01S</meta:editing-duration>
    <meta:editing-cycles>7</meta:editing-cycles>
    <meta:generator>OpenOffice.org/3.1$Unix OpenOffice.org_project/310m19$Build-9420</meta:generator>
    <meta:document-statistic meta:table-count="3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vertical="true" chart:include-hidden-cells="false" chart:auto-position="true" chart:auto-size="true" chart:treat-empty-cells="leave-gap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>
      <style:graphic-properties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3.767cm" svg:height="11.803cm" chart:class="chart:bar" chart:style-name="ch1">
        <chart:title svg:x="6.737cm" svg:y="0.237cm" chart:style-name="ch2">
          <text:p>ZenithImagerDft Testing (core 2 E6750 @ 2.66GHz)</text:p>
        </chart:title>
        <chart:subtitle svg:x="8.747cm" svg:y="0.976cm" chart:style-name="ch3">
          <text:p>Image of 256 x 256 from 96 Antenna</text:p>
        </chart:subtitle>
        <chart:legend chart:legend-position="end" svg:x="21.557cm" svg:y="5.619cm" chart:style-name="ch4"/>
        <chart:plot-area chart:style-name="ch5" table:cell-range-address="Sheet1.A3:Sheet1.B9" chart:data-source-has-labels="both" svg:x="0.475cm" svg:y="1.663cm" svg:width="20.608cm" svg:height="9.668cm">
          <chart:axis chart:dimension="x" chart:name="primary-x" chart:style-name="ch6">
            <chart:categories table:cell-range-address="Sheet1.A4:Sheet1.A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4:Sheet1.B9" chart:label-cell-address="Sheet1.B3:Sheet1.B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:Sheet1.B3">Time (s)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9">intel + mkl</text:p>
              </table:table-cell>
              <table:table-cell office:value-type="float" office:value="0.54">
                <text:p text:id="Sheet1.B4:Sheet1.B9">0.54</text:p>
              </table:table-cell>
            </table:table-row>
            <table:table-row>
              <table:table-cell office:value-type="string">
                <text:p>Intel + atlas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Intel + fallback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gnu + mkl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gnu +atlas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gnu + fallback</text:p>
              </table:table-cell>
              <table:table-cell office:value-type="float" office:value="4.13">
                <text:p>4.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